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b53c8" officeooo:paragraph-rsid="000b53c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officeooo:rsid="000d29b3" officeooo:paragraph-rsid="000d29b3"/>
    </style:style>
    <style:style style:name="P6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имер документа</text:p>
      <text:p text:style-name="P1">Глава 1</text:p>
      <text:p text:style-name="P2">Какие то определения</text:p>
      <text:p text:style-name="P4">Статья 1</text:p>
      <text:p text:style-name="P2">Определим опрделения</text:p>
      <text:p text:style-name="P4">Статья 2</text:p>
      <text:p text:style-name="P2">Дадим пояснения</text:p>
      <text:p text:style-name="P2">1.2.1. Поясним за непонятное</text:p>
      <text:p text:style-name="P2">1.2.2. Поясним за понятное</text:p>
      <text:p text:style-name="P2"><text:tab/>а) это даже ежу понятно</text:p>
      <text:p text:style-name="P2"><text:tab/>б) это ежу не понятно</text:p>
      <text:p text:style-name="P3">1.2.3.</text:p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Фамилия</text:p>
          </table:table-cell>
          <table:table-cell table:style-name="Table1.A1" office:value-type="string">
            <text:p text:style-name="P5">Имя</text:p>
          </table:table-cell>
          <table:table-cell table:style-name="Table1.A1" office:value-type="string">
            <text:p text:style-name="P5">Организация</text:p>
          </table:table-cell>
          <table:table-cell table:style-name="Table1.A1" office:value-type="string">
            <text:p text:style-name="P5">Телефон</text:p>
          </table:table-cell>
          <table:table-cell table:style-name="Table1.F1" office:value-type="string">
            <text:p text:style-name="P5">Примечания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Иванов</text:p>
          </table:table-cell>
          <table:table-cell table:style-name="Table1.A2" office:value-type="string">
            <text:p text:style-name="P5">Иван</text:p>
          </table:table-cell>
          <table:table-cell table:style-name="Table1.A2" office:value-type="string">
            <text:p text:style-name="P5">ИСП</text:p>
          </table:table-cell>
          <table:table-cell table:style-name="Table1.A2" office:value-type="string">
            <text:p text:style-name="P5">8-800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3"/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Фамилия</text:p>
          </table:table-cell>
          <table:table-cell table:style-name="Table2.A1" office:value-type="string">
            <text:p text:style-name="P5">Имя</text:p>
          </table:table-cell>
          <table:table-cell table:style-name="Table2.C1" office:value-type="string">
            <text:p text:style-name="P5">Отчество</text:p>
          </table:table-cell>
        </table:table-row>
        <table:table-row>
          <table:table-cell table:style-name="Table2.A2" office:value-type="string">
            <text:p text:style-name="P5">Иванов</text:p>
          </table:table-cell>
          <table:table-cell table:style-name="Table2.A2" office:value-type="string">
            <text:p text:style-name="P5">Иван</text:p>
          </table:table-cell>
          <table:table-cell table:style-name="Table2.C2" office:value-type="string">
            <text:p text:style-name="P5">Иванович</text:p>
          </table:table-cell>
        </table:table-row>
        <table:table-row>
          <table:table-cell table:style-name="Table2.A2" office:value-type="string">
            <text:p text:style-name="P5">Петров</text:p>
          </table:table-cell>
          <table:table-cell table:style-name="Table2.A2" office:value-type="string">
            <text:p text:style-name="P5">Пётр</text:p>
          </table:table-cell>
          <table:table-cell table:style-name="Table2.C2" office:value-type="string">
            <text:p text:style-name="P5">Петрович</text:p>
          </table:table-cell>
        </table:table-row>
        <table:table-row>
          <table:table-cell table:style-name="Table2.A2" office:value-type="string">
            <text:p text:style-name="P5">Сидоров</text:p>
          </table:table-cell>
          <table:table-cell table:style-name="Table2.A2" office:value-type="string">
            <text:p text:style-name="P5">Сидор</text:p>
          </table:table-cell>
          <table:table-cell table:style-name="Table2.C2" office:value-type="string">
            <text:p text:style-name="P5">Сидорович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06:51</meta:creation-date>
    <dc:date>2020-11-05T18:30:35.233310010</dc:date>
    <meta:editing-cycles>10</meta:editing-cycles>
    <meta:editing-duration>PT25M48S</meta:editing-duration>
    <meta:generator>LibreOffice/6.0.7.3$Linux_X86_64 LibreOffice_project/00m0$Build-3</meta:generator>
    <dc:description>This is example document</dc:description>
    <meta:keyword>key word other word</meta:keyword>
    <dc:subject>document subject</dc:subject>
    <dc:title>documetn title</dc:title>
    <meta:print-date>2020-11-05T18:27:10.820279506</meta:print-date>
    <meta:document-statistic meta:table-count="2" meta:image-count="0" meta:object-count="0" meta:page-count="1" meta:paragraph-count="35" meta:word-count="57" meta:character-count="333" meta:non-whitespace-character-count="309"/>
    <meta:user-defined meta:name="Клиент">j</meta:user-defined>
  </office:meta>
</office:document-meta>
</file>